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1d7a5" officeooo:paragraph-rsid="0011d7a5"/>
    </style:style>
    <style:style style:name="P2" style:family="paragraph" style:parent-style-name="Standard">
      <style:text-properties style:font-name="FreeMono" style:text-underline-style="solid" style:text-underline-width="auto" style:text-underline-color="font-color" officeooo:rsid="0011d7a5" officeooo:paragraph-rsid="0011d7a5"/>
    </style:style>
    <style:style style:name="T1" style:family="text">
      <style:text-properties officeooo:rsid="0011e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E 431</text:p>
      <text:p text:style-name="P1">Video Project Proposal</text:p>
      <text:p text:style-name="P1"/>
      <text:p text:style-name="P2">Michael Bizanis <text:s text:c="4"/></text:p>
      <text:p text:style-name="P2"/>
      <text:p text:style-name="P2">Christopher Bero <text:s text:c="3"/></text:p>
      <text:p text:style-name="P2"/>
      <text:p text:style-name="P2">Jacob Brooks <text:s text:c="7"/></text:p>
      <text:p text:style-name="P2"/>
      <text:p text:style-name="P2"><text:s text:c="20"/></text:p>
      <text:p text:style-name="P1"/>
      <text:p text:style-name="P1">A video overview of UAH specific tips and tricks as an “ECE <text:span text:style-name="T1">Freshman</text:span> Travel Guid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5:55:16.263261808</meta:creation-date>
    <dc:date>2015-08-31T21:33:50.018704612</dc:date>
    <meta:editing-duration>PT5H38M33S</meta:editing-duration>
    <meta:editing-cycles>2</meta:editing-cycles>
    <meta:generator>LibreOffice/5.0.1.2.0$Linux_X86_64 LibreOffice_project/00m0$Build-2</meta:generator>
    <meta:print-date>2015-08-31T21:28:24.087516604</meta:print-date>
    <meta:document-statistic meta:table-count="0" meta:image-count="0" meta:object-count="0" meta:page-count="1" meta:paragraph-count="7" meta:word-count="26" meta:character-count="192" meta:non-whitespace-character-count="135"/>
  </office:meta>
</office:document-meta>
</file>